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59cm" fo:min-width="0.418cm"/>
    </style:style>
    <style:style style:name="gr2" style:family="graphic" style:parent-style-name="standard">
      <style:graphic-properties draw:textarea-horizontal-align="justify" draw:textarea-vertical-align="middle" draw:auto-grow-height="false" fo:min-height="8.796cm" fo:min-width="0.418cm"/>
    </style:style>
    <style:style style:name="gr3" style:family="graphic" style:parent-style-name="standard">
      <style:graphic-properties draw:textarea-horizontal-align="justify" draw:textarea-vertical-align="middle" draw:auto-grow-height="false" fo:min-height="2.192cm" fo:min-width="0.41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stroke="none" svg:stroke-color="#000000" draw:fill="none" draw:fill-color="#ffffff" fo:min-height="0.628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size="16pt"/>
    </style:style>
    <style:style style:name="T2" style:family="text">
      <style:text-properties style:text-position="0% 100%" fo:font-size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5.207cm" svg:x="14.081cm" svg:y="7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9.144cm" svg:x="10.271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1.016cm" svg:height="2.54cm" svg:x="2.714cm" svg:y="6.9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2.741cm 9.805cm)">
            <draw:text-box>
              <text:p text:style-name="P1"><text:span text:style-name="T1">word n-1</text:span></text:p>
            </draw:text-box>
          </draw:frame>
        </draw:g>
        <draw:g>
          <draw:custom-shape draw:style-name="gr3" draw:text-style-name="P1" draw:layer="layout" svg:width="1.016cm" svg:height="2.54cm" svg:x="5.826cm" svg:y="2.9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5.853cm 5.826cm)">
            <draw:text-box>
              <text:p text:style-name="P1"><text:span text:style-name="T1">embed</text:span></text:p>
            </draw:text-box>
          </draw:frame>
        </draw:g>
        <draw:g>
          <draw:custom-shape draw:style-name="gr3" draw:text-style-name="P1" draw:layer="layout" svg:width="1.016cm" svg:height="2.54cm" svg:x="2.714cm" svg:y="10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2.741cm 13.785cm)">
            <draw:text-box>
              <text:p text:style-name="P1"><text:span text:style-name="T1">word n+1</text:span></text:p>
            </draw:text-box>
          </draw:frame>
        </draw:g>
        <draw:g>
          <draw:custom-shape draw:style-name="gr3" draw:text-style-name="P1" draw:layer="layout" svg:width="1.016cm" svg:height="2.54cm" svg:x="2.714cm" svg:y="14.9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2.741cm 17.764cm)">
            <draw:text-box>
              <text:p text:style-name="P1"><text:span text:style-name="T1">word n+2</text:span></text:p>
            </draw:text-box>
          </draw:frame>
        </draw:g>
        <draw:g>
          <draw:custom-shape draw:style-name="gr3" draw:text-style-name="P1" draw:layer="layout" svg:width="1.016cm" svg:height="2.54cm" svg:x="2.714cm" svg:y="2.9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2.741cm 5.826cm)">
            <draw:text-box>
              <text:p text:style-name="P1"><text:span text:style-name="T1">word</text:span><text:span text:style-name="T2"> n-2</text:span></text:p>
            </draw:text-box>
          </draw:frame>
        </draw:g>
        <draw:g>
          <draw:custom-shape draw:style-name="gr5" draw:text-style-name="P1" draw:layer="layout" svg:width="1.016cm" svg:height="2.54cm" svg:x="5.826cm" svg:y="7.0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5.853cm 9.89cm)">
            <draw:text-box>
              <text:p text:style-name="P1"><text:span text:style-name="T1">embed</text:span></text:p>
            </draw:text-box>
          </draw:frame>
        </draw:g>
        <draw:g>
          <draw:custom-shape draw:style-name="gr3" draw:text-style-name="P1" draw:layer="layout" svg:width="1.016cm" svg:height="2.54cm" svg:x="5.826cm" svg:y="10.9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5.853cm 13.827cm)">
            <draw:text-box>
              <text:p text:style-name="P1"><text:span text:style-name="T1">embed</text:span></text:p>
            </draw:text-box>
          </draw:frame>
        </draw:g>
        <draw:g>
          <draw:custom-shape draw:style-name="gr3" draw:text-style-name="P1" draw:layer="layout" svg:width="1.016cm" svg:height="2.54cm" svg:x="5.826cm" svg:y="14.9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2" draw:layer="layout" svg:width="3.175cm" svg:height="0.962cm" draw:transform="rotate (1.5707963267949) translate (5.853cm 17.764cm)">
            <draw:text-box>
              <text:p text:style-name="P1"><text:span text:style-name="T1">embed</text:span></text:p>
            </draw:text-box>
          </draw:frame>
        </draw:g>
        <draw:frame draw:style-name="gr6" draw:text-style-name="P3" draw:layer="layout" svg:width="4.445cm" svg:height="0.878cm" draw:transform="rotate (1.5707963267949) translate (14.092cm 12.557cm)">
          <draw:text-box>
            <text:p text:style-name="P1"><text:span text:style-name="T3">output (word n)</text:span></text:p>
          </draw:text-box>
        </draw:frame>
        <draw:line draw:style-name="gr7" draw:text-style-name="P4" draw:layer="layout" svg:x1="3.794cm" svg:y1="16.24cm" svg:x2="5.826cm" svg:y2="16.24cm">
          <text:p/>
        </draw:line>
        <draw:line draw:style-name="gr7" draw:text-style-name="P4" draw:layer="layout" svg:x1="3.794cm" svg:y1="8.239cm" svg:x2="5.826cm" svg:y2="8.239cm">
          <text:p/>
        </draw:line>
        <draw:line draw:style-name="gr7" draw:text-style-name="P4" draw:layer="layout" svg:x1="3.794cm" svg:y1="4.302cm" svg:x2="5.826cm" svg:y2="4.302cm">
          <text:p/>
        </draw:line>
        <draw:line draw:style-name="gr7" draw:text-style-name="P4" draw:layer="layout" svg:x1="3.754cm" svg:y1="12.176cm" svg:x2="5.786cm" svg:y2="12.176cm">
          <text:p/>
        </draw:line>
        <draw:line draw:style-name="gr7" draw:text-style-name="P4" draw:layer="layout" svg:x1="6.969cm" svg:y1="4.302cm" svg:x2="10.144cm" svg:y2="6.842cm">
          <text:p/>
        </draw:line>
        <draw:line draw:style-name="gr7" draw:text-style-name="P4" draw:layer="layout" svg:x1="6.969cm" svg:y1="8.239cm" svg:x2="10.144cm" svg:y2="9.128cm">
          <text:p/>
        </draw:line>
        <draw:line draw:style-name="gr7" draw:text-style-name="P4" draw:layer="layout" svg:x1="6.969cm" svg:y1="12.176cm" svg:x2="10.144cm" svg:y2="11.287cm">
          <text:p/>
        </draw:line>
        <draw:line draw:style-name="gr7" draw:text-style-name="P4" draw:layer="layout" svg:x1="6.969cm" svg:y1="16.24cm" svg:x2="10.144cm" svg:y2="13.446cm">
          <text:p/>
        </draw:line>
        <draw:frame draw:style-name="gr6" draw:text-style-name="P3" draw:layer="layout" svg:width="4.445cm" svg:height="0.878cm" draw:transform="rotate (1.5707963267949) translate (10.34cm 12.494cm)">
          <draw:text-box>
            <text:p text:style-name="P1"><text:span text:style-name="T3">hidden layer</text:span></text:p>
          </draw:text-box>
        </draw:frame>
        <draw:line draw:style-name="gr7" draw:text-style-name="P4" draw:layer="layout" svg:x1="11.414cm" svg:y1="10.271cm" svg:x2="13.954cm" svg:y2="10.271cm">
          <text:p/>
        </draw:line>
        <draw:frame draw:style-name="gr8" draw:text-style-name="P5" draw:layer="layout" svg:width="4.318cm" svg:height="1.778cm" svg:x="12.43cm" svg:y="13.415cm">
          <draw:text-box>
            <text:p text:style-name="P1"><text:span text:style-name="T3">softmax</text:span></text:p>
            <text:p text:style-name="P1"><text:span text:style-name="T4">(vocab_size)</text:span></text:p>
          </draw:text-box>
        </draw:frame>
        <draw:frame draw:style-name="gr8" draw:text-style-name="P5" draw:layer="layout" svg:width="4.318cm" svg:height="1.778cm" svg:x="8.62cm" svg:y="15.224cm">
          <draw:text-box>
            <text:p text:style-name="P1"><text:span text:style-name="T3">tanh</text:span></text:p>
            <text:p text:style-name="P1"><text:span text:style-name="T4">(hid_size)</text:span></text:p>
          </draw:text-box>
        </draw:frame>
        <draw:frame draw:style-name="gr8" draw:text-style-name="P5" draw:layer="layout" svg:width="4.318cm" svg:height="1.778cm" svg:x="1cm" svg:y="17.764cm">
          <draw:text-box>
            <text:p text:style-name="P1"><text:span text:style-name="T3">OHE</text:span></text:p>
            <text:p text:style-name="P1"><text:span text:style-name="T4">(vocab_size)</text:span></text:p>
          </draw:text-box>
        </draw:frame>
        <draw:frame draw:style-name="gr8" draw:text-style-name="P5" draw:layer="layout" svg:width="4.318cm" svg:height="1.778cm" svg:x="4.175cm" svg:y="17.764cm">
          <draw:text-box>
            <text:p text:style-name="P1"><text:span text:style-name="T3">linear</text:span></text:p>
            <text:p text:style-name="P1"><text:span text:style-name="T4">(embed_size)</text:span></text:p>
          </draw:text-box>
        </draw:frame>
        <draw:frame draw:style-name="gr9" draw:text-style-name="P6" draw:layer="layout" svg:width="3.556cm" svg:height="0.806cm" svg:x="10.906cm" svg:y="9.211cm">
          <draw:text-box>
            <text:p text:style-name="P1"><text:span text:style-name="T5">nce_weights</text:span></text:p>
          </draw:text-box>
        </draw:frame>
        <draw:frame draw:style-name="gr9" draw:text-style-name="P6" draw:layer="layout" svg:width="3.556cm" svg:height="0.806cm" svg:x="6.588cm" svg:y="9.973cm">
          <draw:text-box>
            <text:p text:style-name="P1"><text:span text:style-name="T5">hid_weights</text:span></text:p>
          </draw:text-box>
        </draw:frame>
        <draw:frame draw:style-name="gr10" draw:text-style-name="P6" draw:layer="layout" svg:width="3.556cm" svg:height="1.199cm" svg:x="2.524cm" svg:y="9.673cm">
          <draw:text-box>
            <text:p text:style-name="P1"><text:span text:style-name="T5">embed_weights</text:span></text:p>
            <text:p text:style-name="P1"><text:span text:style-name="T5">(all ti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8:33:56.697252813</meta:creation-date>
    <dc:date>2017-01-30T11:02:39.867884620</dc:date>
    <meta:editing-duration>PT26M27S</meta:editing-duration>
    <meta:editing-cycles>6</meta:editing-cycles>
    <meta:generator>LibreOffice/5.1.4.2$Linux_X86_64 LibreOffice_project/10m0$Build-2</meta:generator>
    <meta:document-statistic meta:object-count="44"/>
  </office:meta>
</office:document-meta>
</file>